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_20_body">
      <style:text-properties officeooo:rsid="02615cb5" officeooo:paragraph-rsid="0265266a"/>
    </style:style>
    <style:style style:name="P24" style:family="paragraph" style:parent-style-name="Text_20_body">
      <style:text-properties officeooo:rsid="090f7112" officeooo:paragraph-rsid="026640bb"/>
    </style:style>
    <style:style style:name="P25" style:family="paragraph" style:parent-style-name="Text_20_body">
      <style:text-properties officeooo:paragraph-rsid="026640bb"/>
    </style:style>
    <style:style style:name="P26" style:family="paragraph" style:parent-style-name="Text_20_body">
      <style:text-properties officeooo:rsid="0912fa7c" officeooo:paragraph-rsid="026640bb"/>
    </style:style>
    <style:style style:name="P27" style:family="paragraph" style:parent-style-name="Text_20_body">
      <style:text-properties officeooo:rsid="09179ca7" officeooo:paragraph-rsid="026640bb"/>
    </style:style>
    <style:style style:name="P28" style:family="paragraph" style:parent-style-name="Text_20_body">
      <style:text-properties officeooo:rsid="0b86e3fb" officeooo:paragraph-rsid="026709db"/>
    </style:style>
    <style:style style:name="P29" style:family="paragraph" style:parent-style-name="Text_20_body">
      <style:text-properties officeooo:rsid="0b834b2b" officeooo:paragraph-rsid="026709db"/>
    </style:style>
    <style:style style:name="P30" style:family="paragraph" style:parent-style-name="Text_20_body">
      <style:text-properties officeooo:rsid="0be275b8" officeooo:paragraph-rsid="0267961c"/>
    </style:style>
    <style:style style:name="P31" style:family="paragraph" style:parent-style-name="Texto_5f_Biblia">
      <style:text-properties officeooo:paragraph-rsid="024c49c9"/>
    </style:style>
    <style:style style:name="P32" style:family="paragraph" style:parent-style-name="Footnote">
      <style:text-properties officeooo:rsid="023b7747" officeooo:paragraph-rsid="02444133"/>
    </style:style>
    <style:style style:name="P33" style:family="paragraph" style:parent-style-name="Footnote">
      <style:text-properties officeooo:rsid="0242b6ac" officeooo:paragraph-rsid="0244d9b3"/>
    </style:style>
    <style:style style:name="P34" style:family="paragraph" style:parent-style-name="Heading_20_2">
      <style:text-properties officeooo:paragraph-rsid="024c49c9"/>
    </style:style>
    <style:style style:name="P35" style:family="paragraph" style:parent-style-name="Heading_20_2">
      <style:text-properties officeooo:paragraph-rsid="0253b35e"/>
    </style:style>
    <style:style style:name="P36" style:family="paragraph" style:parent-style-name="Heading_20_2">
      <style:text-properties officeooo:paragraph-rsid="0265266a"/>
    </style:style>
    <style:style style:name="P37" style:family="paragraph" style:parent-style-name="Heading_20_2">
      <style:text-properties officeooo:paragraph-rsid="026640bb"/>
    </style:style>
    <style:style style:name="P38" style:family="paragraph" style:parent-style-name="Heading_20_2">
      <style:text-properties officeooo:paragraph-rsid="026709db"/>
    </style:style>
    <style:style style:name="P39" style:family="paragraph" style:parent-style-name="Heading_20_1">
      <style:text-properties officeooo:rsid="06ce5d66" officeooo:paragraph-rsid="0265266a"/>
    </style:style>
    <style:style style:name="P40" style:family="paragraph" style:parent-style-name="Text_20_body">
      <style:text-properties officeooo:rsid="0be275b8" officeooo:paragraph-rsid="0267961c"/>
    </style:style>
    <style:style style:name="P41" style:family="paragraph" style:parent-style-name="Text_20_body">
      <style:text-properties fo:language="es" fo:country="CO" officeooo:rsid="168edcfb" officeooo:paragraph-rsid="0268ed07"/>
    </style:style>
    <style:style style:name="P42" style:family="paragraph" style:parent-style-name="Text_20_body">
      <style:text-properties fo:language="es" fo:country="CO" officeooo:rsid="0dc764db" officeooo:paragraph-rsid="0268ed07"/>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style:style style:name="T23" style:family="text">
      <style:text-properties officeooo:rsid="0b88e150"/>
    </style:style>
    <style:style style:name="T24" style:family="text">
      <style:text-properties officeooo:rsid="0be697a5"/>
    </style:style>
    <style:style style:name="T25" style:family="text">
      <style:text-properties officeooo:rsid="0be73fea"/>
    </style:style>
    <style:style style:name="T26" style:family="text">
      <style:text-properties officeooo:rsid="169a1e4a"/>
    </style:style>
    <style:style style:name="T27" style:family="text">
      <style:text-properties officeooo:rsid="0ddf6c89"/>
    </style:style>
    <style:style style:name="T28" style:family="text">
      <style:text-properties officeooo:rsid="0dc76c83"/>
    </style:style>
    <style:style style:name="T29" style:family="text">
      <style:text-properties officeooo:rsid="0dcbbd34"/>
    </style:style>
    <style:style style:name="T30" style:family="text">
      <style:text-properties officeooo:rsid="0dd22517"/>
    </style:style>
    <style:style style:name="T31" style:family="text">
      <style:text-properties officeooo:rsid="0dd19261"/>
    </style:style>
    <style:style style:name="T32" style:family="text">
      <style:text-properties officeooo:rsid="168c484f"/>
    </style:style>
    <style:style style:name="T33" style:family="text">
      <style:text-properties officeooo:rsid="167d7610"/>
    </style:style>
    <style:style style:name="T34" style:family="text">
      <style:text-properties officeooo:rsid="167fe21a"/>
    </style:style>
    <style:style style:name="T35" style:family="text">
      <style:text-properties officeooo:rsid="0dddd739"/>
    </style:style>
    <style:style style:name="T36" style:family="text">
      <style:text-properties officeooo:rsid="0ddeb27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1">Entonces ellos contaban las cosas que les habían acontecido en el camino, y cómo había sido conocido de ellos al partir el pan. Y entre tanto que ellos hablaban estas cosas, él se puso en medio de ellos, y les dijo: Paz á vosotros.</text:p>
      <text:p text:style-name="P31">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1">Y en diciendo esto, les mostró las manos y los pies.</text:p>
      <text:p text:style-name="P31">Y no creyéndolo aún ellos de gozo, y maravillados, díjoles: ¿Tenéis aquí algo de comer? Entonces ellos le presentaron parte de un pez asado, y un panal de miel. Y él tomó, y comió delante de ellos.</text:p>
      <text:p text:style-name="P31">Y él les dijo: Estas son las palabras que os hablé, estando aún con vosotros: que era necesario que se cumpliesen todas las cosas que están escritas de mí en la ley de Moisés, y en los profetas, y en los salmos. </text:p>
      <text:p text:style-name="P31">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1">Y vosotros sois testigos de estas cosas.</text:p>
      <text:p text:style-name="P31">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32">Lucas 24:35-49</text:p></text:note-body></text:note></text:span></text:p>
      <text:p text:style-name="P31">Empero Tomás, uno de los doce, que se dice el Dídimo, no estaba con ellos cuando Jesús vino.</text:p>
      <text:p text:style-name="P31"><text:soft-page-break/>Dijéronle pues los otros discípulos: Al Señor hemos visto. Y él les dijo: Si no viere en sus manos la señal de los clavos, y metiere mi dedo en el lugar de los clavos, y metiere mi mano en su costado, no creeré.</text:p>
      <text:p text:style-name="P31">Y ocho días después, estaban otra vez sus discípulos dentro, y con ellos Tomás. Vino Jesús, las puertas cerradas, y púsose en medio, y dijo: Paz á vosotros.</text:p>
      <text:p text:style-name="P31">Luego dice á Tomás: Mete tu dedo aquí, y ve mis manos: y alarga acá tu mano, y métela en mi costado: y no seas incrédulo, sino fiel.</text:p>
      <text:p text:style-name="P31">Entonces Tomás respondió, y díjole: Señor mío, y Dios mío!</text:p>
      <text:p text:style-name="P31">Dícele Jesús: Porque me has visto, Tomás, creiste: bienaventurados los que no vieron y creyeron.</text:p>
      <text:p text:style-name="P31">Y también hizo Jesús muchas otras señales en presencia de sus discípulos, que no están escritas en este libro.</text:p>
      <text:p text:style-name="P31">Estas empero son escritas, para que creáis que Jesús es el Cristo, el Hijo de Dios; y para que creyendo, tengáis vida en su nombre.<text:span text:style-name="T9"><text:note text:id="ftn2" text:note-class="footnote"><text:note-citation>2</text:note-citation><text:note-body><text:p text:style-name="P33">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34"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13"><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35"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39" text:outline-level="1">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text:span><text:soft-page-break/><text:span text:style-name="T14">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los no creyentes. Cristiano es el diminutivo de cristo, así el cristiano es un cristo pequeño. Y vivir como Yeshua vivió es justamente lo que empieza a suceder en un <text:soft-page-break/>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36" text:outline-level="2">Identidad.</text:h>
      <text:p text:style-name="P23"/>
      <text:h text:style-name="P37" text:outline-level="2">Lógica.</text:h>
      <text:p text:style-name="P25"><text:span text:style-name="T20">La palabra “lógica” deriva del griego “logiké”, que a su vez deriva del griego “logos”. Logos es el vocablo G3056 </text:span><text:span text:style-name="T20"><text:note text:id="ftn4"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5"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4">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6">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p>
      <text:p text:style-name="P27"><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6" text:note-class="footnote"><text:note-citation>6</text:note-citation><text:note-body><text:p text:style-name="Footnote"><text:s/>https://en.wikipedia.org/wiki/Satisfiability_modulo_theories</text:p></text:note-body></text:note></text:span><text:span text:style-name="T19">.</text:span></text:p>
      <text:h text:style-name="P38" text:outline-level="2">Israel.</text:h>
      <text:p text:style-name="P29">Una de la profecías mas grandes y que hace tan solo unos 200 años era impensable que se cumpliera es la existencia del país Israel.</text:p>
      <text:p text:style-name="P28"><text:soft-page-break/>En varias partes de las escrituras hebreas, de la tanakh, Jehová anuncia que así como <text:span text:style-name="T23">arrojo al pueblo de Israel entre pueblos y naciones, a tierras desconocidas, por haberle desobedecido sus mandatos, así mismo los volverá a traer. Y volverán a ser dueños de esa tierra que les entregó en tiempos de Moises. Y que nunca mas se volverá a enojar con ellos. Y que nunca mas les será quitada. Que vivirán en paz en esa tierra. Y que les dará un corazón nuevo para que lo obedezcan y para que no se aparten de El. Que así como les trajo gran desgracia, les hará en ese tiempo mucho bien. Que temblaran y temerán de todo el bien y toda la paz que les hará.</text:span></text:p>
      <text:p text:style-name="P28"><text:a xlink:type="simple" xlink:href="https://www.biblegateway.com/passage/?search=Isaias+48%3A11%3B+43%3A25&amp;version=RVA" text:style-name="Internet_20_link" text:visited-style-name="Visited_20_Internet_20_Link">https://www.biblegateway.com/passage/?search=Isaias+48%3A11%3B+43%3A25&amp;version=RVA</text:a></text:p>
      <text:p text:style-name="P28"><text:a xlink:type="simple" xlink:href="https://www.biblegateway.com/passage/?search=Jeremías+16%3A14-15&amp;version=RVA" text:style-name="Internet_20_link" text:visited-style-name="Visited_20_Internet_20_Link">https://www.biblegateway.com/passage/?search=Jerem%C3%ADas+16%3A14-15&amp;version=RVA</text:a></text:p>
      <text:p text:style-name="P28"><text:a xlink:type="simple" xlink:href="https://www.biblegateway.com/passage/?search=Isaias+43%3A18&amp;version=RVA" text:style-name="Internet_20_link" text:visited-style-name="Visited_20_Internet_20_Link">https://www.biblegateway.com/passage/?search=Isaias+43%3A18&amp;version=RVA</text:a></text:p>
      <text:p text:style-name="P28"/>
      <text:p text:style-name="P28"/>
      <text:p text:style-name="P30">El libro de la Revelación habla de <text:span text:style-name="T24">tres series de </text:span>procesos <text:span text:style-name="T24">cada una con </text:span>siete <text:span text:style-name="T24">procesos. La primera serie se llama</text:span> <text:span text:style-name="T24">los </text:span>“sellos”. <text:span text:style-name="T24">Los sellos</text:span> son iniciados o abiertos por el Cordero, el séptimo de <text:span text:style-name="T25">los sellos</text:span> corresponde a <text:span text:style-name="T24">segunda serie: </text:span>siete procesos llamados “trompetas”. <text:span text:style-name="T24">Y</text:span> la séptima trompeta corresponde a <text:span text:style-name="T24">la última serie de </text:span>siete procesos llamados “copas”. De tal manera que cuando se ejecuta la última copa se cierran o terminan <text:span text:style-name="T24">todas las series juntas: se termina tanto la </text:span>séptima copa, <text:span text:style-name="T24">como </text:span>la séptima trompeta y el séptimo sello. <text:span text:style-name="T24">Todas las series terminan </text:span>al mismo tiempo.</text:p>
      <text:p text:style-name="P30"/>
      <text:p text:style-name="P30"/>
      <text:p text:style-name="P30"/>
      <text:p text:style-name="P42"><text:span text:style-name="T26">A</text:span>sí como es completamente equivocado razonar que se necesitó saber química para <text:span text:style-name="T27">desarrollar la receta</text:span> culinaria <text:span text:style-name="T27">de un Burrito </text:span>y que se necesito el análisis de elementos finitos en estructuras físicas para construir el templo de Salomón. Así mismo es completamente equivocado razonar que se necesitó una teoría para construir <text:span text:style-name="T28">algo en </text:span>lo que nunca se usó <text:span text:style-name="T28">dicha teoría </text:span>para <text:span text:style-name="T29">poder reproducir sus primeras construcciónes</text:span>.</text:p>
      <text:p text:style-name="P42">Y así como es un imposible racional el pensar que los <text:span text:style-name="T30">primeros desarrolladores </text:span>de <text:span text:style-name="T31">dispositivos</text:span> cuyas partes funcionales son del tamaño de <text:span text:style-name="T31">piezas de dominó</text:span> est<text:span text:style-name="T28">aban</text:span> <text:soft-page-break/>pensando en <text:span text:style-name="T32">construir algo a partir de partículas elementales</text:span> cuando se lo<text:span text:style-name="T33">s</text:span> inventaron, <text:span text:style-name="T34">t</text:span>ambién es un imposible racional pensar que los <text:span text:style-name="T35">constructores de los </text:span>primer<text:span text:style-name="T35">os</text:span> transistor<text:span text:style-name="T35">es, mucho antes de 1947,</text:span> <text:s/>estaban pensando en mecánica <text:span text:style-name="T35">cuántica</text:span> cuando lo<text:span text:style-name="T36">s</text:span> <text:span text:style-name="T36">construyeron puesto que su objeto de estudio son precisamente las partículas elementales.</text:span></text:p>
      <text:p text:style-name="P42"><text:span text:style-name="T33">Mucho menos estarían pensando en construir algo a partir de partículas elementales, o alguna teoría cuántica,</text:span> <text:span text:style-name="T33">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23T15:52:18.330116017</dc:date>
    <meta:editing-duration>P2DT18H35M21S</meta:editing-duration>
    <meta:editing-cycles>538</meta:editing-cycles>
    <meta:generator>LibreOffice/6.0.7.3$Linux_X86_64 LibreOffice_project/00m0$Build-3</meta:generator>
    <dc:creator>Jose Luis Quiroga</dc:creator>
    <meta:document-statistic meta:table-count="0" meta:image-count="0" meta:object-count="0" meta:page-count="9" meta:paragraph-count="77" meta:word-count="2720" meta:character-count="16085" meta:non-whitespace-character-count="13426"/>
  </office:meta>
</office:document-meta>
</file>